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5.099cm" fo:margin-left="0.991cm" fo:margin-top="0cm" fo:margin-bottom="0cm" table:align="left" style:writing-mode="lr-tb"/>
    </style:style>
    <style:style style:name="Таблица1.A" style:family="table-column">
      <style:table-column-properties style:column-width="6.207cm"/>
    </style:style>
    <style:style style:name="Таблица1.B" style:family="table-column">
      <style:table-column-properties style:column-width="5.934cm"/>
    </style:style>
    <style:style style:name="Таблица1.C" style:family="table-column">
      <style:table-column-properties style:column-width="2.958cm"/>
    </style:style>
    <style:style style:name="Таблица1.1" style:family="table-row">
      <style:table-row-properties style:min-row-height="0.855cm" fo:keep-together="auto"/>
    </style:style>
    <style:style style:name="Таблица1.A1" style:family="table-cell">
      <style:table-cell-properties fo:background-color="#ffffff" fo:padding="0cm" fo:border="none">
        <style:background-image/>
      </style:table-cell-properties>
    </style:style>
    <style:style style:name="Таблица1.A2" style:family="table-cell">
      <style:table-cell-properties style:vertical-align="bottom" fo:background-color="#ffffff" fo:padding="0cm" fo:border="none">
        <style:background-image/>
      </style:table-cell-properties>
    </style:style>
    <style:style style:name="P1" style:family="paragraph" style:parent-style-name="LO-Normal">
      <style:paragraph-properties fo:margin-left="0cm" fo:margin-right="0cm" fo:margin-top="0cm" fo:margin-bottom="0.282cm" loext:contextual-spacing="false" fo:line-height="106%" fo:text-indent="0cm" style:auto-text-indent="false"/>
    </style:style>
    <style:style style:name="P2" style:family="paragraph" style:parent-style-name="LO-Normal">
      <style:paragraph-properties fo:margin-left="0cm" fo:margin-right="0cm" fo:margin-top="0cm" fo:margin-bottom="0.282cm" loext:contextual-spacing="false" fo:line-height="106%" fo:text-indent="0cm" style:auto-text-indent="false"/>
      <style:text-properties style:font-name="Times New Roman" fo:font-size="13pt" style:font-size-asian="13pt" style:font-size-complex="13pt"/>
    </style:style>
    <style:style style:name="P3" style:family="paragraph" style:parent-style-name="LO-Normal" style:master-page-name="">
      <loext:graphic-properties draw:fill="none"/>
      <style:paragraph-properties fo:margin-left="0cm" fo:margin-right="0cm" fo:margin-top="0cm" fo:margin-bottom="0cm" loext:contextual-spacing="false" fo:line-height="106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fo:font-size="12pt" style:font-name-asian="Calibri" style:font-size-asian="12pt" style:font-name-complex="Calibri" fo:hyphenate="false" fo:hyphenation-remain-char-count="2" fo:hyphenation-push-char-count="2"/>
    </style:style>
    <style:style style:name="P4" style:family="paragraph" style:parent-style-name="LO-Normal">
      <style:paragraph-properties fo:margin-left="0cm" fo:margin-right="0cm" fo:margin-top="0cm" fo:margin-bottom="0cm" loext:contextual-spacing="false" fo:line-height="106%" fo:text-indent="0cm" style:auto-text-indent="false"/>
      <style:text-properties style:font-name="Times New Roman" fo:font-size="13pt" style:font-size-asian="13pt" style:font-size-complex="13pt"/>
    </style:style>
    <style:style style:name="P5" style:family="paragraph" style:parent-style-name="Text_20_body">
      <style:paragraph-properties fo:margin-left="0cm" fo:margin-right="0cm" fo:margin-top="0cm" fo:margin-bottom="0cm" loext:contextual-spacing="false" fo:line-height="16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6" style:family="paragraph" style:parent-style-name="Standard">
      <style:text-properties style:font-name="Times New Roman" fo:font-size="13pt" style:font-size-asian="13pt" style:font-name-complex="Times New Roman1" style:font-size-complex="13pt"/>
    </style:style>
    <style:style style:name="P7" style:family="paragraph" style:parent-style-name="Preformatted_20_Text">
      <style:paragraph-properties fo:margin-left="0cm" fo:margin-right="0.3cm" fo:margin-top="0cm" fo:margin-bottom="0.055cm" loext:contextual-spacing="false" fo:line-height="106%" fo:text-indent="0cm" style:auto-text-indent="false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3pt" fo:letter-spacing="normal" fo:font-style="normal" fo:font-weight="normal" style:font-size-asian="13pt" style:font-size-complex="13pt"/>
    </style:style>
    <style:style style:name="P8" style:family="paragraph" style:parent-style-name="Preformatted_20_Text">
      <style:paragraph-properties fo:margin-left="0cm" fo:margin-right="0.3cm" fo:margin-top="0cm" fo:margin-bottom="0.055cm" loext:contextual-spacing="false" fo:line-height="106%" fo:text-indent="0cm" style:auto-text-indent="false">
        <style:tab-stops>
          <style:tab-stop style:position="0cm"/>
        </style:tab-stops>
      </style:paragraph-properties>
      <style:text-properties fo:color="#406080" style:font-name="Times New Roman" fo:font-size="13pt" fo:language="en" fo:country="US" fo:font-weight="bold" style:font-size-asian="13pt" style:font-weight-asian="bold" style:font-size-complex="13pt"/>
    </style:style>
    <style:style style:name="P9" style:family="paragraph" style:parent-style-name="Preformatted_20_Text">
      <style:paragraph-properties fo:margin-left="0cm" fo:margin-right="0.3cm" fo:margin-top="0cm" fo:margin-bottom="0.055cm" loext:contextual-spacing="false" fo:line-height="106%" fo:text-indent="0cm" style:auto-text-indent="false">
        <style:tab-stops>
          <style:tab-stop style:position="0cm"/>
        </style:tab-stops>
      </style:paragraph-properties>
      <style:text-properties fo:color="#800000" style:font-name="Times New Roman" fo:font-size="13pt" fo:language="en" fo:country="US" style:font-name-asian="Times New Roman1" style:font-size-asian="13pt" style:font-name-complex="Times New Roman1" style:font-size-complex="13pt" style:font-weight-complex="bold"/>
    </style:style>
    <style:style style:name="P10" style:family="paragraph" style:parent-style-name="Standard">
      <style:paragraph-properties fo:margin-left="0cm" fo:margin-right="0.3cm" fo:margin-top="0cm" fo:margin-bottom="0.055cm" loext:contextual-spacing="false" fo:line-height="106%" fo:text-indent="0cm" style:auto-text-indent="false">
        <style:tab-stops>
          <style:tab-stop style:position="0cm"/>
        </style:tab-stops>
      </style:paragraph-properties>
      <style:text-properties fo:color="#7779bb" style:font-name="Times New Roman" fo:font-size="13pt" fo:language="en" fo:country="US" fo:font-weight="bold" style:font-size-asian="13pt" style:font-weight-asian="bold" style:font-size-complex="13pt"/>
    </style:style>
    <style:style style:name="P11" style:family="paragraph" style:parent-style-name="Standard">
      <style:paragraph-properties fo:margin-left="0cm" fo:margin-right="0.3cm" fo:margin-top="0cm" fo:margin-bottom="0.055cm" loext:contextual-spacing="false" fo:line-height="106%" fo:text-indent="0cm" style:auto-text-indent="false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3pt" fo:letter-spacing="normal" fo:language="en" fo:country="US" fo:font-style="normal" fo:font-weight="normal" officeooo:rsid="00307227" officeooo:paragraph-rsid="00307227" style:font-name-asian="Times New Roman1" style:font-size-asian="13pt" style:font-weight-asian="normal" style:font-name-complex="Times New Roman1" style:font-size-complex="13pt" style:font-weight-complex="normal"/>
    </style:style>
    <style:style style:name="P12" style:family="paragraph" style:parent-style-name="Standard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style:font-size-asian="13pt" style:font-size-complex="13pt"/>
    </style:style>
    <style:style style:name="P13" style:family="paragraph" style:parent-style-name="Standard">
      <style:paragraph-properties fo:margin-left="0cm" fo:margin-right="0.3cm" fo:margin-top="0cm" fo:margin-bottom="0.055cm" loext:contextual-spacing="false" fo:line-height="100%" fo:text-indent="1cm" style:auto-text-indent="false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3pt" fo:letter-spacing="normal" fo:font-style="normal" fo:font-weight="normal" officeooo:rsid="002e9092" officeooo:paragraph-rsid="002e9092" style:font-name-asian="Times New Roman1" style:font-size-asian="13pt" style:font-name-complex="Times New Roman1" style:font-size-complex="13pt"/>
    </style:style>
    <style:style style:name="P14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P15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fo:language="en" fo:country="US" fo:font-weight="bold" style:font-size-asian="13pt" style:font-weight-asian="bold" style:font-size-complex="13pt" style:font-weight-complex="bold"/>
    </style:style>
    <style:style style:name="P16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officeooo:paragraph-rsid="000a4713" style:font-size-asian="13pt" style:font-size-complex="13pt"/>
    </style:style>
    <style:style style:name="P17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officeooo:rsid="00319163" officeooo:paragraph-rsid="00319163" style:font-size-asian="13pt" style:font-size-complex="13pt"/>
    </style:style>
    <style:style style:name="P18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style:font-size-asian="13pt" style:font-name-complex="Times New Roman1" style:font-size-complex="13pt"/>
    </style:style>
    <style:style style:name="P19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3pt" fo:letter-spacing="normal" fo:font-style="normal" fo:font-weight="normal" officeooo:rsid="00307227" officeooo:paragraph-rsid="00307227" style:font-size-asian="13pt" style:font-weight-asian="normal" style:font-size-complex="13pt" style:font-weight-complex="normal"/>
    </style:style>
    <style:style style:name="P20" style:family="paragraph" style:parent-style-name="Text_20_body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3pt" fo:letter-spacing="normal" fo:font-style="normal" fo:font-weight="normal" style:font-size-asian="13pt" style:font-size-complex="13pt"/>
    </style:style>
    <style:style style:name="P21" style:family="paragraph" style:parent-style-name="LO-Normal">
      <style:paragraph-properties fo:margin-left="5.17cm" fo:margin-right="5.193cm" fo:margin-top="0cm" fo:margin-bottom="0.076cm" loext:contextual-spacing="false" fo:line-height="191%" fo:text-align="center" style:justify-single-word="false" fo:text-indent="0cm" style:auto-text-indent="false"/>
      <style:text-properties style:font-name="Times New Roman" fo:font-size="13pt" style:font-size-asian="13pt" style:font-size-complex="13pt"/>
    </style:style>
    <style:style style:name="P22" style:family="paragraph" style:parent-style-name="LO-Normal">
      <style:paragraph-properties fo:margin-left="5.17cm" fo:margin-right="5.193cm" fo:margin-top="0cm" fo:margin-bottom="0.483cm" loext:contextual-spacing="false" fo:line-height="106%" fo:text-align="center" style:justify-single-word="false" fo:text-indent="0cm" style:auto-text-indent="false"/>
      <style:text-properties style:font-name="Times New Roman" fo:font-size="13pt" fo:font-weight="bold" style:font-size-asian="13pt" style:font-weight-asian="bold" style:font-size-complex="13pt"/>
    </style:style>
    <style:style style:name="P23" style:family="paragraph" style:parent-style-name="LO-Normal">
      <style:paragraph-properties fo:margin-left="0cm" fo:margin-right="0.041cm" fo:margin-top="0cm" fo:margin-bottom="1.58cm" loext:contextual-spacing="false" fo:line-height="106%" fo:text-align="center" style:justify-single-word="false" fo:text-indent="0cm" style:auto-text-indent="false"/>
      <style:text-properties style:font-name="Times New Roman" fo:font-size="13pt" style:font-size-asian="13pt" style:font-size-complex="13pt"/>
    </style:style>
    <style:style style:name="P24" style:family="paragraph" style:parent-style-name="LO-Normal">
      <style:paragraph-properties fo:margin-left="0cm" fo:margin-right="0.041cm" fo:margin-top="0cm" fo:margin-bottom="0.483cm" loext:contextual-spacing="false" fo:line-height="106%" fo:text-align="center" style:justify-single-word="false" fo:text-indent="0cm" style:auto-text-indent="false"/>
      <style:text-properties style:font-name="Times New Roman" fo:font-size="13pt" style:font-size-asian="13pt" style:font-size-complex="13pt"/>
    </style:style>
    <style:style style:name="P25" style:family="paragraph" style:parent-style-name="LO-Normal">
      <style:paragraph-properties fo:margin-left="0cm" fo:margin-right="0.041cm" fo:margin-top="0cm" fo:margin-bottom="0.48cm" loext:contextual-spacing="false" fo:line-height="106%" fo:text-align="center" style:justify-single-word="false" fo:text-indent="0cm" style:auto-text-indent="false"/>
      <style:text-properties style:font-name="Times New Roman" fo:font-size="13pt" style:font-size-asian="13pt" style:font-size-complex="13pt"/>
    </style:style>
    <style:style style:name="P26" style:family="paragraph" style:parent-style-name="LO-Normal">
      <style:paragraph-properties fo:margin-left="0cm" fo:margin-right="0.041cm" fo:margin-top="0cm" fo:margin-bottom="1.099cm" loext:contextual-spacing="false" fo:text-indent="0cm" style:auto-text-indent="false"/>
      <style:text-properties style:font-name="Times New Roman" fo:font-size="13pt" style:font-size-asian="13pt" style:font-size-complex="13pt"/>
    </style:style>
    <style:style style:name="P27" style:family="paragraph" style:parent-style-name="LO-Normal">
      <style:paragraph-properties fo:margin-left="0.212cm" fo:margin-right="0cm" fo:margin-top="0cm" fo:margin-bottom="0.48cm" loext:contextual-spacing="false" fo:line-height="106%" fo:text-indent="0cm" style:auto-text-indent="false"/>
      <style:text-properties style:font-name="Times New Roman" fo:font-size="13pt" style:font-size-asian="13pt" style:font-size-complex="13pt"/>
    </style:style>
    <style:style style:name="P28" style:family="paragraph" style:parent-style-name="LO-Normal">
      <style:paragraph-properties fo:margin-left="0cm" fo:margin-right="-0.499cm" fo:margin-top="0cm" fo:margin-bottom="0cm" loext:contextual-spacing="false" fo:line-height="106%" fo:text-align="justify" style:justify-single-word="false" fo:text-indent="0cm" style:auto-text-indent="false">
        <style:tab-stops>
          <style:tab-stop style:position="3.399cm"/>
        </style:tab-stops>
      </style:paragraph-properties>
      <style:text-properties style:font-name="Times New Roman" fo:font-size="13pt" style:font-size-asian="13pt" style:font-size-complex="13pt"/>
    </style:style>
    <style:style style:name="P29" style:family="paragraph" style:parent-style-name="LO-Normal">
      <style:paragraph-properties fo:margin-left="0.564cm" fo:margin-right="0cm" fo:margin-top="0cm" fo:margin-bottom="0cm" loext:contextual-spacing="false" fo:line-height="106%" fo:text-indent="0cm" style:auto-text-indent="false"/>
      <style:text-properties style:font-name="Times New Roman" fo:font-size="13pt" style:font-size-asian="13pt" style:font-size-complex="13pt"/>
    </style:style>
    <style:style style:name="P30" style:family="paragraph" style:parent-style-name="LO-Normal">
      <style:paragraph-properties fo:margin-left="0.021cm" fo:margin-right="0cm" fo:margin-top="0cm" fo:margin-bottom="0cm" loext:contextual-spacing="false" fo:line-height="106%" fo:text-align="justify" style:justify-single-word="false" fo:text-indent="0cm" style:auto-text-indent="false"/>
      <style:text-properties style:font-name="Times New Roman" fo:font-size="13pt" style:font-size-asian="13pt" style:font-size-complex="13pt"/>
    </style:style>
    <style:style style:name="P31" style:family="paragraph" style:parent-style-name="LO-Normal">
      <style:paragraph-properties fo:margin-left="0.235cm" fo:margin-right="0.259cm" fo:margin-top="0cm" fo:margin-bottom="0.48cm" loext:contextual-spacing="false" fo:line-height="106%" fo:text-align="center" style:justify-single-word="false" fo:text-indent="0cm" style:auto-text-indent="false"/>
      <style:text-properties style:font-name="Times New Roman" fo:font-size="13pt" style:font-size-asian="13pt" style:font-size-complex="13pt"/>
    </style:style>
    <style:style style:name="P32" style:family="paragraph" style:parent-style-name="LO-Normal">
      <style:paragraph-properties fo:margin-left="0.235cm" fo:margin-right="0.252cm" fo:margin-top="0cm" fo:margin-bottom="0.055cm" loext:contextual-spacing="false" fo:line-height="106%" fo:text-align="center" style:justify-single-word="false" fo:text-indent="0cm" style:auto-text-indent="false"/>
      <style:text-properties style:font-name="Times New Roman" fo:font-size="13pt" style:font-size-asian="13pt" style:font-size-complex="13pt"/>
    </style:style>
    <style:style style:name="P33" style:family="paragraph" style:parent-style-name="LO-Normal">
      <style:paragraph-properties fo:margin-left="0.235cm" fo:margin-right="0.252cm" fo:margin-top="0cm" fo:margin-bottom="0.055cm" loext:contextual-spacing="false" fo:line-height="106%" fo:text-align="center" style:justify-single-word="false" fo:text-indent="0cm" style:auto-text-indent="false"/>
      <style:text-properties fo:background-color="transparent"/>
    </style:style>
    <style:style style:name="P34" style:family="paragraph" style:parent-style-name="Contents_20_1">
      <style:paragraph-properties>
        <style:tab-stops>
          <style:tab-stop style:position="18.773cm" style:type="right" style:leader-style="dotted" style:leader-text="."/>
        </style:tab-stops>
      </style:paragraph-properties>
    </style:style>
    <style:style style:name="P35" style:family="paragraph" style:parent-style-name="Preformatted_20_Text">
      <style:paragraph-properties fo:orphans="2" fo:widows="2"/>
      <style:text-properties fo:font-variant="normal" fo:text-transform="none" fo:color="#000000" style:font-name="Times New Roman" fo:font-size="13pt" fo:letter-spacing="normal" fo:font-style="normal" fo:font-weight="normal" style:font-size-asian="13pt" style:font-size-complex="13pt"/>
    </style:style>
    <style:style style:name="P36" style:family="paragraph" style:parent-style-name="Preformatted_20_Text">
      <style:paragraph-properties fo:orphans="2" fo:widows="2"/>
      <style:text-properties fo:font-variant="normal" fo:text-transform="none" fo:color="#000000" style:font-name="Times New Roman" fo:font-size="13pt" fo:letter-spacing="normal" fo:font-style="normal" fo:font-weight="normal" officeooo:paragraph-rsid="00231844" style:font-size-asian="13pt" style:font-size-complex="13pt"/>
    </style:style>
    <style:style style:name="P37" style:family="paragraph" style:parent-style-name="Preformatted_20_Text">
      <style:paragraph-properties fo:orphans="2" fo:widows="2"/>
      <style:text-properties fo:font-variant="normal" fo:text-transform="none" fo:color="#000000" style:font-name="Times New Roman" fo:font-size="13pt" fo:letter-spacing="normal" fo:font-style="normal" fo:font-weight="normal" officeooo:paragraph-rsid="002cc9b3" style:font-size-asian="13pt" style:font-size-complex="13pt"/>
    </style:style>
    <style:style style:name="P38" style:family="paragraph" style:parent-style-name="Preformatted_20_Text">
      <style:paragraph-properties fo:orphans="2" fo:widows="2"/>
      <style:text-properties fo:font-variant="normal" fo:text-transform="none" fo:color="#000000" style:font-name="Times New Roman" fo:font-size="14pt" fo:letter-spacing="normal" style:font-size-asian="14pt" style:font-size-complex="14pt"/>
    </style:style>
    <style:style style:name="P39" style:family="paragraph" style:parent-style-name="Preformatted_20_Text">
      <style:paragraph-properties fo:orphans="2" fo:widows="2"/>
      <style:text-properties fo:font-variant="normal" fo:text-transform="none" fo:color="#000000" style:font-name="Times New Roman" fo:font-size="14pt" fo:letter-spacing="normal" officeooo:paragraph-rsid="002e9092" style:font-size-asian="14pt" style:font-size-complex="14pt"/>
    </style:style>
    <style:style style:name="P40" style:family="paragraph" style:parent-style-name="Preformatted_20_Text">
      <style:paragraph-properties fo:orphans="2" fo:widows="2"/>
      <style:text-properties fo:font-variant="normal" fo:text-transform="none" fo:color="#000000" style:font-name="Times New Roman" fo:font-size="14pt" fo:letter-spacing="normal" fo:language="en" fo:country="US" fo:font-style="normal" fo:font-weight="normal" officeooo:rsid="0010707c" officeooo:paragraph-rsid="0023746a" style:font-name-asian="Times New Roman1" style:font-size-asian="14pt" style:font-weight-asian="normal" style:font-name-complex="Times New Roman1" style:font-size-complex="14pt" style:font-weight-complex="normal"/>
    </style:style>
    <style:style style:name="P41" style:family="paragraph" style:parent-style-name="Preformatted_20_Text">
      <style:paragraph-properties fo:orphans="2" fo:widows="2"/>
      <style:text-properties fo:font-variant="normal" fo:text-transform="none" fo:color="#000000" style:font-name="Times New Roman" fo:font-size="14pt" fo:letter-spacing="normal" fo:language="en" fo:country="US" fo:font-style="normal" fo:font-weight="normal" officeooo:rsid="00307227" officeooo:paragraph-rsid="00307227" style:font-name-asian="Times New Roman1" style:font-size-asian="14pt" style:font-name-complex="Times New Roman1" style:font-size-complex="14pt" style:font-weight-complex="bold"/>
    </style:style>
    <style:style style:name="P42" style:family="paragraph" style:parent-style-name="Preformatted_20_Text">
      <style:paragraph-properties fo:orphans="2" fo:widows="2"/>
      <style:text-properties fo:font-variant="normal" fo:text-transform="none" fo:color="#000000" style:font-name="Times New Roman" fo:font-size="14pt" fo:letter-spacing="normal" fo:language="en" fo:country="US" fo:font-style="normal" fo:font-weight="normal" officeooo:paragraph-rsid="00231844" style:font-size-asian="14pt" style:font-size-complex="14pt"/>
    </style:style>
    <style:style style:name="P43" style:family="paragraph" style:parent-style-name="Preformatted_20_Text">
      <style:paragraph-properties fo:orphans="2" fo:widows="2"/>
      <style:text-properties fo:font-variant="normal" fo:text-transform="none" fo:color="#7f0055" style:font-name="Times New Roman" fo:font-size="13pt" fo:letter-spacing="normal" fo:font-style="normal" fo:font-weight="normal" style:font-size-asian="13pt" style:font-size-complex="13pt"/>
    </style:style>
    <style:style style:name="P44" style:family="paragraph" style:parent-style-name="Preformatted_20_Text">
      <style:paragraph-properties fo:orphans="2" fo:widows="2"/>
      <style:text-properties fo:font-variant="normal" fo:text-transform="none" fo:color="#7f0055" style:font-name="Times New Roman" fo:font-size="13pt" fo:letter-spacing="normal" fo:font-style="normal" fo:font-weight="normal" officeooo:rsid="002cc9b3" officeooo:paragraph-rsid="002cc9b3" style:font-size-asian="13pt" style:font-size-complex="13pt"/>
    </style:style>
    <style:style style:name="P45" style:family="paragraph" style:parent-style-name="Preformatted_20_Text">
      <style:paragraph-properties fo:orphans="2" fo:widows="2"/>
      <style:text-properties fo:font-variant="normal" fo:text-transform="none" fo:color="#800080" style:font-name="Times New Roman" fo:font-size="14pt" fo:letter-spacing="normal" fo:font-style="normal" fo:font-weight="normal" style:font-size-asian="14pt" style:font-size-complex="14pt"/>
    </style:style>
    <style:style style:name="P46" style:family="paragraph" style:parent-style-name="Preformatted_20_Text">
      <style:paragraph-properties fo:orphans="2" fo:widows="2"/>
      <style:text-properties style:font-name="Times New Roman" fo:font-size="14pt" style:font-size-asian="14pt" style:font-size-complex="14pt"/>
    </style:style>
    <style:style style:name="P47" style:family="paragraph" style:parent-style-name="LO-Normal">
      <style:paragraph-properties fo:margin-left="3.464cm" fo:margin-right="0cm" fo:margin-top="0cm" fo:margin-bottom="0.48cm" loext:contextual-spacing="false" fo:line-height="106%" fo:text-indent="0cm" style:auto-text-indent="false"/>
      <style:text-properties style:font-name="Times New Roman" fo:font-size="13pt" fo:font-weight="bold" style:font-size-asian="13pt" style:font-weight-asian="bold" style:font-size-complex="13pt"/>
    </style:style>
    <style:style style:name="P48" style:family="paragraph" style:parent-style-name="LO-Normal">
      <style:paragraph-properties fo:margin-left="4.237cm" fo:margin-right="0cm" fo:margin-top="0cm" fo:margin-bottom="0.483cm" loext:contextual-spacing="false" fo:line-height="106%" fo:text-indent="0cm" style:auto-text-indent="false"/>
      <style:text-properties style:font-name="Times New Roman" fo:font-size="13pt" fo:font-weight="bold" style:font-size-asian="13pt" style:font-weight-asian="bold" style:font-size-complex="13pt"/>
    </style:style>
    <style:style style:name="P49" style:family="paragraph" style:parent-style-name="LO-Normal">
      <style:paragraph-properties fo:margin-left="4.568cm" fo:margin-right="0cm" fo:margin-top="0cm" fo:margin-bottom="0.48cm" loext:contextual-spacing="false" fo:line-height="106%" fo:text-indent="0cm" style:auto-text-indent="false"/>
      <style:text-properties style:font-name="Times New Roman" fo:font-size="13pt" fo:font-weight="bold" style:font-size-asian="13pt" style:font-weight-asian="bold" style:font-size-complex="13pt"/>
    </style:style>
    <style:style style:name="P50" style:family="paragraph" style:parent-style-name="Heading_20_1">
      <style:text-properties officeooo:paragraph-rsid="001c0520"/>
    </style:style>
    <style:style style:name="P51" style:family="paragraph" style:parent-style-name="Heading_20_1">
      <style:text-properties style:font-name="Times New Roman" fo:font-size="14pt" style:font-size-asian="14pt" style:font-name-complex="Times New Roman1" style:font-size-complex="14pt"/>
    </style:style>
    <style:style style:name="P52" style:family="paragraph" style:parent-style-name="Heading_20_1">
      <style:text-properties officeooo:paragraph-rsid="0023746a"/>
    </style:style>
    <style:style style:name="P53" style:family="paragraph" style:parent-style-name="Heading_20_1">
      <style:paragraph-properties fo:margin-left="0cm" fo:margin-right="0cm" fo:text-indent="0.953cm" style:auto-text-indent="false"/>
      <style:text-properties style:font-name="Times New Roman" fo:font-size="14pt" style:font-size-asian="14pt" style:font-name-complex="Times New Roman1" style:font-size-complex="14pt"/>
    </style:style>
    <style:style style:name="P54" style:family="paragraph" style:parent-style-name="Preformatted_20_Text" style:master-page-name="">
      <loext:graphic-properties draw:fill="none"/>
      <style:paragraph-properties fo:margin-left="0cm" fo:margin-right="0.3cm" fo:margin-top="0cm" fo:margin-bottom="0.055cm" loext:contextual-spacing="false" fo:line-height="106%" fo:text-align="start" style:justify-single-word="false" fo:orphans="2" fo:widows="2" fo:hyphenation-ladder-count="no-limit" fo:text-indent="1.199cm" style:auto-text-indent="false" style:page-number="auto" fo:background-color="transparent" style:writing-mode="lr-tb">
        <style:tab-stops>
          <style:tab-stop style:position="1.212cm"/>
        </style:tab-stops>
      </style:paragraph-properties>
      <style:text-properties fo:font-variant="normal" fo:text-transform="none" fo:color="#000000" style:font-name="Times New Roman" fo:font-size="13pt" fo:letter-spacing="normal" fo:font-style="normal" fo:font-weight="normal" officeooo:paragraph-rsid="000c8430" style:font-size-asian="13pt" style:font-weight-asian="normal" style:font-size-complex="13pt" style:font-weight-complex="normal" fo:hyphenate="false" fo:hyphenation-remain-char-count="2" fo:hyphenation-push-char-count="2"/>
    </style:style>
    <style:style style:name="P55" style:family="paragraph" style:parent-style-name="Preformatted_20_Text">
      <loext:graphic-properties draw:fill="none"/>
      <style:paragraph-properties fo:margin-left="0cm" fo:margin-right="0.3cm" fo:margin-top="0cm" fo:margin-bottom="0.499cm" loext:contextual-spacing="false" fo:line-height="106%" fo:text-align="start" style:justify-single-word="false" fo:orphans="2" fo:widows="2" fo:hyphenation-ladder-count="no-limit" fo:text-indent="1.199cm" style:auto-text-indent="false" fo:background-color="transparent" style:writing-mode="lr-tb">
        <style:tab-stops>
          <style:tab-stop style:position="1.212cm"/>
        </style:tab-stops>
      </style:paragraph-properties>
      <style:text-properties officeooo:paragraph-rsid="00231844" fo:hyphenate="false" fo:hyphenation-remain-char-count="2" fo:hyphenation-push-char-count="2"/>
    </style:style>
    <style:style style:name="P56" style:family="paragraph" style:parent-style-name="TOC_20_Heading">
      <style:text-properties style:font-name="Times New Roman" fo:font-size="13pt" style:font-size-asian="13pt" style:font-name-complex="Times New Roman1" style:font-size-complex="13pt" text:display="true"/>
    </style:style>
    <style:style style:name="P57" style:family="paragraph" style:parent-style-name="Preformatted_20_Text">
      <style:paragraph-properties fo:margin-top="0cm" fo:margin-bottom="0.499cm" loext:contextual-spacing="false" fo:orphans="2" fo:widows="2"/>
      <style:text-properties fo:color="#000000" style:font-name="Times New Roman" fo:font-size="14pt" style:font-size-asian="14pt" style:font-size-complex="14pt"/>
    </style:style>
    <style:style style:name="P58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800080" style:font-name="Times New Roman" fo:font-size="14pt" fo:letter-spacing="normal" fo:font-style="normal" fo:font-weight="normal" style:font-size-asian="14pt" style:font-size-complex="14pt"/>
    </style:style>
    <style:style style:name="P59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Times New Roman" fo:font-size="14pt" fo:letter-spacing="normal" style:font-size-asian="14pt" style:font-size-complex="14pt"/>
    </style:style>
    <style:style style:name="P60" style:family="paragraph" style:parent-style-name="Text_20_body" style:list-style-name="L1">
      <style:paragraph-properties fo:margin-left="0cm" fo:margin-right="0cm" fo:margin-top="0cm" fo:margin-bottom="0cm" loext:contextual-spacing="false" fo:line-height="16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61" style:family="paragraph" style:parent-style-name="Heading_20_2" style:list-style-name="WWNum1" style:master-page-name="Standard">
      <style:paragraph-properties fo:margin-left="5.17cm" fo:margin-right="5.193cm" fo:margin-top="0.423cm" fo:margin-bottom="0.483cm" loext:contextual-spacing="false" fo:text-indent="0cm" style:auto-text-indent="false" style:page-number="auto" fo:break-before="page"/>
      <style:text-properties style:font-name="Times New Roman" fo:font-size="13pt" style:font-size-asian="13pt" style:font-size-complex="13pt"/>
    </style:style>
    <style:style style:name="P62" style:family="paragraph" style:parent-style-name="Heading_20_2" style:list-style-name="WWNum1">
      <style:paragraph-properties fo:margin-left="0.018cm" fo:margin-right="0.042cm" fo:text-indent="-0.018cm" style:auto-text-indent="false"/>
      <style:text-properties style:font-name="Times New Roman" fo:font-size="13pt" style:font-size-asian="13pt" style:font-size-complex="13pt"/>
    </style:style>
    <style:style style:name="P63" style:family="paragraph" style:parent-style-name="Heading_20_2" style:list-style-name="WWNum1">
      <style:paragraph-properties fo:margin-left="0cm" fo:margin-right="0.041cm" fo:margin-top="0.423cm" fo:margin-bottom="1.099cm" loext:contextual-spacing="false" fo:text-indent="0cm" style:auto-text-indent="false"/>
      <style:text-properties style:font-name="Times New Roman" fo:font-size="13pt" style:font-size-asian="13pt" style:font-size-complex="13pt"/>
    </style:style>
    <style:style style:name="P64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3pt" fo:letter-spacing="normal" fo:font-style="normal" fo:font-weight="normal" officeooo:rsid="00307227" officeooo:paragraph-rsid="00307227" style:font-size-asian="13pt" style:font-weight-asian="normal" style:font-size-complex="13pt" style:font-weight-complex="normal"/>
    </style:style>
    <style:style style:name="P6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0000" fo:font-weight="bold" style:font-weight-asian="bold"/>
    </style:style>
    <style:style style:name="T5" style:family="text">
      <style:text-properties style:font-name="Times New Roman" fo:font-size="14pt" style:font-size-asian="14pt" style:font-name-complex="Times New Roman1" style:font-size-complex="14pt"/>
    </style:style>
    <style:style style:name="T6" style:family="text">
      <style:text-properties style:font-name="Times New Roman" fo:font-size="14pt" style:font-size-asian="14pt" style:font-size-complex="14pt"/>
    </style:style>
    <style:style style:name="T7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8" style:family="text">
      <style:text-properties style:font-name="Times New Roman" fo:font-size="14pt" fo:language="en" fo:country="US" fo:font-weight="bold" officeooo:rsid="000a4713" style:font-size-asian="14pt" style:font-weight-asian="bold" style:font-size-complex="14pt" style:font-weight-complex="bold"/>
    </style:style>
    <style:style style:name="T9" style:family="text">
      <style:text-properties style:font-name="Times New Roman" fo:font-size="14pt" fo:language="en" fo:country="US" fo:font-weight="bold" officeooo:rsid="000aaa16" style:font-size-asian="14pt" style:font-weight-asian="bold" style:font-size-complex="14pt" style:font-weight-complex="bold"/>
    </style:style>
    <style:style style:name="T10" style:family="text">
      <style:text-properties style:font-name="Times New Roman" fo:font-size="14pt" fo:language="en" fo:country="US" fo:font-weight="bold" officeooo:rsid="00307227" style:font-size-asian="14pt" style:font-weight-asian="bold" style:font-size-complex="14pt" style:font-weight-complex="bold"/>
    </style:style>
    <style:style style:name="T11" style:family="text">
      <style:text-properties style:font-name="Times New Roman" fo:font-size="14pt" fo:font-weight="bold" officeooo:rsid="002cc9b3" style:font-size-asian="14pt" style:font-weight-asian="bold" style:font-size-complex="14pt" style:font-weight-complex="bold"/>
    </style:style>
    <style:style style:name="T12" style:family="text">
      <style:text-properties style:font-name="Times New Roman" fo:font-size="14pt" fo:font-weight="bold" style:font-size-asian="14pt" style:font-size-complex="14pt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weight="bold" style:font-weight-asian="bold" style:font-weight-complex="bold"/>
    </style:style>
    <style:style style:name="T15" style:family="text">
      <style:text-properties fo:language="en" fo:country="US" style:font-name-asian="Times New Roman1" style:font-name-complex="Times New Roman1"/>
    </style:style>
    <style:style style:name="T16" style:family="text">
      <style:text-properties fo:language="en" fo:country="US" officeooo:rsid="000c8430" style:font-name-asian="Times New Roman1" style:font-name-complex="Times New Roman1"/>
    </style:style>
    <style:style style:name="T17" style:family="text">
      <style:text-properties fo:language="en" fo:country="US" officeooo:rsid="002e9092" style:font-name-asian="Times New Roman1" style:font-name-complex="Times New Roman1"/>
    </style:style>
    <style:style style:name="T18" style:family="text">
      <style:text-properties fo:language="en" fo:country="US" fo:font-style="normal" fo:font-weight="normal" officeooo:rsid="002e9092" style:font-name-asian="Times New Roman1" style:font-weight-asian="normal" style:font-name-complex="Times New Roman1" style:font-weight-complex="normal"/>
    </style:style>
    <style:style style:name="T19" style:family="text">
      <style:text-properties fo:color="#406080" fo:language="en" fo:country="US" style:font-name-asian="Times New Roman1" style:font-name-complex="Times New Roman1"/>
    </style:style>
    <style:style style:name="T20" style:family="text">
      <style:text-properties fo:color="#406080" fo:language="en" fo:country="US" officeooo:rsid="002e9092" style:font-name-asian="Times New Roman1" style:font-name-complex="Times New Roman1"/>
    </style:style>
    <style:style style:name="T21" style:family="text">
      <style:text-properties officeooo:rsid="000a4713"/>
    </style:style>
    <style:style style:name="T22" style:family="text">
      <style:text-properties fo:font-variant="normal" fo:text-transform="none" fo:color="#222222" fo:letter-spacing="normal" fo:font-style="normal" fo:font-weight="bold" officeooo:rsid="002cc9b3" style:font-weight-asian="bold" style:font-weight-complex="bold"/>
    </style:style>
    <style:style style:name="T23" style:family="text">
      <style:text-properties fo:font-variant="normal" fo:text-transform="none" fo:color="#000000" fo:letter-spacing="normal" fo:font-style="normal" fo:font-weight="normal" officeooo:rsid="0021db71"/>
    </style:style>
    <style:style style:name="T24" style:family="text">
      <style:text-properties fo:font-variant="normal" fo:text-transform="none" fo:color="#000000" fo:letter-spacing="normal" fo:font-style="normal" fo:font-weight="normal" officeooo:rsid="002cc9b3"/>
    </style:style>
    <style:style style:name="T25" style:family="text">
      <style:text-properties fo:font-variant="normal" fo:text-transform="none" fo:color="#000000" style:font-name="Times New Roman" fo:font-size="14pt" fo:letter-spacing="normal" fo:font-style="normal" fo:font-weight="bold" officeooo:rsid="002e9092" style:font-size-asian="14pt" style:font-weight-asian="bold" style:font-size-complex="14pt" style:font-weight-complex="bold"/>
    </style:style>
    <style:style style:name="T26" style:family="text">
      <style:text-properties fo:font-variant="normal" fo:text-transform="none" fo:color="#000000" style:font-name="Times New Roman" fo:font-size="14pt" fo:letter-spacing="normal" fo:language="en" fo:country="US" fo:font-style="normal" fo:font-weight="bold" officeooo:rsid="002e9092" style:font-size-asian="14pt" style:font-weight-asian="bold" style:font-size-complex="14pt" style:font-weight-complex="bold"/>
    </style:style>
    <style:style style:name="T27" style:family="text">
      <style:text-properties fo:font-variant="normal" fo:text-transform="none" fo:color="#000000" style:font-name="Times New Roman" fo:font-size="13pt" fo:letter-spacing="normal" fo:language="en" fo:country="US" fo:font-style="normal" fo:font-weight="normal" officeooo:rsid="002e9092" style:font-name-asian="Times New Roman1" style:font-size-asian="13pt" style:font-weight-asian="normal" style:font-name-complex="Times New Roman1" style:font-size-complex="13pt" style:font-weight-complex="normal"/>
    </style:style>
    <style:style style:name="T28" style:family="text">
      <style:text-properties fo:font-variant="normal" fo:text-transform="none" fo:color="#000000" style:font-name="Times New Roman" fo:font-size="13pt" fo:letter-spacing="normal" fo:language="en" fo:country="US" fo:font-style="normal" fo:font-weight="normal" officeooo:rsid="000c8430" style:font-name-asian="Times New Roman1" style:font-size-asian="13pt" style:font-weight-asian="normal" style:font-name-complex="Times New Roman1" style:font-size-complex="13pt" style:font-weight-complex="normal"/>
    </style:style>
    <style:style style:name="T29" style:family="text">
      <style:text-properties fo:font-variant="normal" fo:text-transform="none" fo:letter-spacing="normal" fo:font-style="normal" fo:font-weight="normal"/>
    </style:style>
    <style:style style:name="T30" style:family="text">
      <style:text-properties fo:font-variant="normal" fo:text-transform="none" fo:color="#603000" fo:letter-spacing="normal" fo:font-style="normal" fo:font-weight="normal"/>
    </style:style>
    <style:style style:name="T31" style:family="text">
      <style:text-properties fo:font-variant="normal" fo:text-transform="none" fo:color="#808030" fo:letter-spacing="normal" fo:font-style="normal" fo:font-weight="normal"/>
    </style:style>
    <style:style style:name="T32" style:family="text">
      <style:text-properties fo:font-variant="normal" fo:text-transform="none" fo:color="#800000" fo:letter-spacing="normal" fo:font-style="normal" fo:font-weight="normal"/>
    </style:style>
    <style:style style:name="T33" style:family="text">
      <style:text-properties fo:font-variant="normal" fo:text-transform="none" fo:color="#800000" fo:letter-spacing="normal" fo:font-style="normal" fo:font-weight="bold"/>
    </style:style>
    <style:style style:name="T34" style:family="text">
      <style:text-properties fo:font-variant="normal" fo:text-transform="none" fo:color="#007997" fo:letter-spacing="normal" fo:font-style="normal" fo:font-weight="normal"/>
    </style:style>
    <style:style style:name="T35" style:family="text">
      <style:text-properties fo:font-variant="normal" fo:text-transform="none" fo:color="#0f69ff" fo:letter-spacing="normal" fo:font-style="normal" fo:font-weight="normal"/>
    </style:style>
    <style:style style:name="T36" style:family="text">
      <style:text-properties fo:font-variant="normal" fo:text-transform="none" fo:color="#800080" fo:letter-spacing="normal" fo:font-style="normal" fo:font-weight="normal"/>
    </style:style>
    <style:style style:name="T37" style:family="text">
      <style:text-properties fo:font-style="normal" fo:font-weight="normal"/>
    </style:style>
    <style:style style:name="T38" style:family="text">
      <style:text-properties fo:color="#7f0055"/>
    </style:style>
    <style:style style:name="T39" style:family="text">
      <style:text-properties fo:color="#7f0055" fo:language="en" fo:country="US" style:font-weight-asian="normal" style:font-weight-complex="normal"/>
    </style:style>
    <style:style style:name="T40" style:family="text">
      <style:text-properties fo:color="#2a00ff"/>
    </style:style>
    <style:style style:name="T41" style:family="text">
      <style:text-properties fo:color="#2a00ff" fo:language="en" fo:country="US" style:font-weight-asian="normal" style:font-weight-complex="normal"/>
    </style:style>
    <style:style style:name="T42" style:family="text">
      <style:text-properties fo:color="#2a00ff" officeooo:rsid="002cc9b3"/>
    </style:style>
    <style:style style:name="T43" style:family="text">
      <style:text-properties fo:color="#3f3fbf"/>
    </style:style>
    <style:style style:name="T44" style:family="text">
      <style:text-properties fo:color="#3f3fbf" fo:language="en" fo:country="US" style:font-weight-asian="normal" style:font-weight-complex="normal"/>
    </style:style>
    <style:style style:name="T45" style:family="text">
      <style:text-properties officeooo:rsid="002cc9b3"/>
    </style:style>
    <style:style style:name="T46" style:family="text">
      <style:text-properties fo:color="#800000" fo:font-weight="bold"/>
    </style:style>
    <style:style style:name="T47" style:family="text">
      <style:text-properties fo:color="#800000" fo:font-style="normal" fo:font-weight="bold"/>
    </style:style>
    <style:style style:name="T48" style:family="text">
      <style:text-properties fo:color="#800000" fo:font-style="normal" fo:font-weight="normal"/>
    </style:style>
    <style:style style:name="T49" style:family="text">
      <style:text-properties fo:color="#800000" fo:language="en" fo:country="US" fo:font-style="normal" fo:font-weight="bold" officeooo:rsid="002e9092" style:font-name-asian="Times New Roman1" style:font-weight-asian="normal" style:font-name-complex="Times New Roman1" style:font-weight-complex="normal"/>
    </style:style>
    <style:style style:name="T50" style:family="text">
      <style:text-properties fo:color="#808030"/>
    </style:style>
    <style:style style:name="T51" style:family="text">
      <style:text-properties fo:color="#808030" fo:font-style="normal" fo:font-weight="normal"/>
    </style:style>
    <style:style style:name="T52" style:family="text">
      <style:text-properties fo:color="#808030" fo:language="en" fo:country="US" fo:font-style="normal" fo:font-weight="normal" officeooo:rsid="002e9092" style:font-name-asian="Times New Roman1" style:font-weight-asian="normal" style:font-name-complex="Times New Roman1" style:font-weight-complex="normal"/>
    </style:style>
    <style:style style:name="T53" style:family="text">
      <style:text-properties fo:color="#800080"/>
    </style:style>
    <style:style style:name="T54" style:family="text">
      <style:text-properties fo:color="#800080" fo:font-style="normal" fo:font-weight="normal"/>
    </style:style>
    <style:style style:name="T55" style:family="text">
      <style:text-properties fo:color="#603000"/>
    </style:style>
    <style:style style:name="T56" style:family="text">
      <style:text-properties fo:color="#603000" fo:font-style="normal" fo:font-weight="normal"/>
    </style:style>
    <style:style style:name="T57" style:family="text">
      <style:text-properties fo:color="#008c00" fo:font-style="normal" fo:font-weight="normal"/>
    </style:style>
    <style:style style:name="T58" style:family="text">
      <style:text-properties fo:color="#007997" fo:font-style="normal" fo:font-weight="normal"/>
    </style:style>
    <style:style style:name="T59" style:family="text">
      <style:text-properties fo:color="#0000e6" fo:font-style="normal" fo:font-weight="normal"/>
    </style:style>
    <style:style style:name="T60" style:family="text">
      <style:text-properties fo:color="#0f69ff" fo:font-style="normal" fo:font-weight="normal"/>
    </style:style>
    <style:style style:name="T61" style:family="text">
      <style:text-properties officeooo:rsid="0031edd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stroke="solid" svg:stroke-width="0.026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422cm" fo:margin-top="0cm" fo:margin-bottom="0.1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85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6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402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26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42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26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347cm" fo:margin-right="0.335cm" fo:margin-top="0.032cm" fo:margin-bottom="0.0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26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347cm" fo:margin-right="0.335cm" fo:margin-top="0.025cm" fo:margin-bottom="0.0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431285861898142233" text:style-name="WWNum1">
        <text:list-item>
          <text:list>
            <text:list-item>
              <text:h text:style-name="P61" text:outline-level="2"><text:bookmark-start text:name="__RefHeading___Toc2039_692322312"/><text:bookmark-start text:name="_Toc495122333"/>МИНОБРНАУКИ РОССИИ<text:bookmark-end text:name="__RefHeading___Toc2039_692322312"/><text:bookmark-end text:name="_Toc495122333"/></text:h>
            </text:list-item>
          </text:list>
        </text:list-item>
      </text:list>
      <text:p text:style-name="P47">САНКТ-ПЕТЕРБУРГСКИЙ ГОСУДАРСТВЕННЫЙ</text:p>
      <text:p text:style-name="P48">ЭЛЕКТРОТЕХНИЧЕСКИЙ УНИВЕРСИТЕТ</text:p>
      <text:p text:style-name="P49">«ЛЭТИ» ИМ. В.И. УЛЬЯНОВА (ЛЕНИНА)</text:p>
      <text:p text:style-name="P22">Кафедра МОЭВМ</text:p>
      <text:p text:style-name="P23"><text:s/></text:p>
      <text:p text:style-name="P27"><text:s/></text:p>
      <text:p text:style-name="P24"><text:s/></text:p>
      <text:p text:style-name="P25"><text:s/></text:p>
      <text:list xml:id="list144423328005956" text:continue-numbering="true" text:style-name="WWNum1">
        <text:list-item>
          <text:list>
            <text:list-item>
              <text:h text:style-name="P62" text:outline-level="2"><text:bookmark-start text:name="__RefHeading___Toc2041_692322312"/><text:bookmark-start text:name="_Toc495122334"/>ОТЧЕТ<text:bookmark-end text:name="__RefHeading___Toc2041_692322312"/><text:bookmark-end text:name="_Toc495122334"/></text:h>
            </text:list-item>
          </text:list>
        </text:list-item>
      </text:list>
      <text:p text:style-name="P21"><text:span text:style-name="T2">по лабораторной работе</text:span><text:span text:style-name="T4"> </text:span>№<text:span text:style-name="T45">1</text:span><text:span text:style-name="T2"> по дисциплине «Программирование»</text:span></text:p>
      <text:list xml:id="list144422754148912" text:continue-numbering="true" text:style-name="WWNum1">
        <text:list-item>
          <text:list>
            <text:list-item>
              <text:h text:style-name="P63" text:outline-level="2"><text:bookmark-start text:name="__RefHeading___Toc2043_692322312"/><text:bookmark-start text:name="_Toc495122335"/>ТЕМА: <text:bookmark-end text:name="_Toc495122335"/><text:span text:style-name="T22">Обзор стандартной библиотеки</text:span><text:bookmark-end text:name="__RefHeading___Toc2043_692322312"/></text:h>
            </text:list-item>
            <text:list-item>
              <text:h text:style-name="P63" text:outline-level="2"/>
            </text:list-item>
          </text:list>
        </text:list-item>
      </text:list>
      <text:p text:style-name="P2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4">Студент гр. <text:span text:style-name="T45">7</text:span>30<text:span text:style-name="T45">3</text:span></text:p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8">Юсковец А.В.</text:p>
          </table:table-cell>
        </table:table-row>
        <table:table-row table:style-name="Таблица1.1">
          <table:table-cell table:style-name="Таблица1.A2" office:value-type="string">
            <text:p text:style-name="P4">Преподаватель</text:p>
          </table:table-cell>
          <table:table-cell table:style-name="Таблица1.A2" office:value-type="string">
            <text:p text:style-name="P29"><text:s/></text:p>
          </table:table-cell>
          <table:table-cell table:style-name="Таблица1.A2" office:value-type="string">
            <text:p text:style-name="P30">Берленко Т.А.</text:p>
          </table:table-cell>
        </table:table-row>
      </table:table>
      <text:p text:style-name="P24"/>
      <text:p text:style-name="P31">Санкт-Петербург</text:p>
      <text:p text:style-name="P32">2017</text:p>
      <text:p text:style-name="P33"/>
      <text:p text:style-name="P33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34"><text:a xlink:type="simple" xlink:href="#__RefHeading___Toc1709_692322312" text:style-name="Index_20_Link" text:visited-style-name="Index_20_Link">Цель работы<text:tab/>3</text:a></text:p>
          <text:p text:style-name="P34"><text:a xlink:type="simple" xlink:href="#__RefHeading___Toc1711_692322312" text:style-name="Index_20_Link" text:visited-style-name="Index_20_Link">Ход работы<text:tab/>4</text:a></text:p>
          <text:p text:style-name="P34"><text:a xlink:type="simple" xlink:href="#__RefHeading___Toc1715_692322312" text:style-name="Index_20_Link" text:visited-style-name="Index_20_Link"><text:s text:c="2"/>Директивы препроцессора<text:tab/>4</text:a></text:p>
          <text:p text:style-name="P34"><text:a xlink:type="simple" xlink:href="#__RefHeading___Toc1717_692322312" text:style-name="Index_20_Link" text:visited-style-name="Index_20_Link"><text:s text:c="2"/>Определение структуры<text:tab/>4</text:a></text:p>
          <text:p text:style-name="P34"><text:s text:c="2"/><text:a xlink:type="simple" xlink:href="#__RefHeading___Toc1719_692322312" text:style-name="Index_20_Link" text:visited-style-name="Index_20_Link">createMusicalComposition</text:a><text:a xlink:type="simple" xlink:href="#__RefHeading___Toc1719_692322312" text:style-name="Index_20_Link" text:visited-style-name="Index_20_Link"><text:tab/>5</text:a></text:p>
          <text:p text:style-name="P34"><text:s text:c="2"/><text:a xlink:type="simple" xlink:href="#__RefHeading___Toc1721_692322312" text:style-name="Index_20_Link" text:visited-style-name="Index_20_Link">createMusicalCompositionList</text:a><text:a xlink:type="simple" xlink:href="#__RefHeading___Toc1721_692322312" text:style-name="Index_20_Link" text:visited-style-name="Index_20_Link"><text:tab/>5</text:a></text:p>
          <text:p text:style-name="P34"><text:a xlink:type="simple" xlink:href="#__RefHeading___Toc1723_692322312" text:style-name="Index_20_Link" text:visited-style-name="Index_20_Link"><text:s text:c="2"/>push<text:tab/>6</text:a></text:p>
          <text:p text:style-name="P34"><text:s text:c="2"/><text:a xlink:type="simple" xlink:href="#__RefHeading___Toc1725_692322312" text:style-name="Index_20_Link" text:visited-style-name="Index_20_Link">removeEl<text:tab/>6</text:a></text:p>
          <text:p text:style-name="P34"><text:a xlink:type="simple" xlink:href="#__RefHeading___Toc1727_692322312" text:style-name="Index_20_Link" text:visited-style-name="Index_20_Link"><text:s text:c="2"/>count<text:tab/>7</text:a></text:p>
          <text:p text:style-name="P34"><text:s text:c="2"/><text:a xlink:type="simple" xlink:href="#__RefHeading___Toc2045_692322312" text:style-name="Index_20_Link" text:visited-style-name="Index_20_Link">print_names<text:tab/>7</text:a></text:p>
          <text:p text:style-name="P34"><text:a xlink:type="simple" xlink:href="#__RefHeading___Toc1731_692322312" text:style-name="Index_20_Link" text:visited-style-name="Index_20_Link">Вывод<text:tab/>8</text:a></text:p>
        </text:index-body>
      </text:table-of-content>
      <text:p text:style-name="P56"/>
      <text:p text:style-name="P6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8"/>
      <text:p text:style-name="P18"/>
      <text:p text:style-name="P18"/>
      <text:p text:style-name="P18"><text:soft-page-break/></text:p>
      <text:h text:style-name="P51" text:outline-level="1"><text:bookmark-start text:name="__RefHeading___Toc1709_692322312"/><text:bookmark-start text:name="_Toc495122336"/>Цель работы<text:bookmark-end text:name="__RefHeading___Toc1709_692322312"/><text:bookmark-end text:name="_Toc495122336"/></text:h>
      <text:p text:style-name="P14"/>
      <text:p text:style-name="P20"><text:span text:style-name="Source_20_Text"><text:span text:style-name="T6">Напишите программу, на вход которой подается массив целых чисел длины </text:span></text:span><text:span text:style-name="Source_20_Text"><text:span text:style-name="T12">1000, </text:span></text:span><text:span text:style-name="Source_20_Text"><text:span text:style-name="T6">при этом число </text:span></text:span><text:span text:style-name="Source_20_Text"><text:span text:style-name="T12">0 </text:span></text:span><text:span text:style-name="Source_20_Text"><text:span text:style-name="T6">либо встречается один раз, либо не встречается.</text:span></text:span></text:p>
      <text:p text:style-name="P5">Программа должна совершать следующие действия:</text:p>
      <text:list xml:id="list3445578478199620267" text:style-name="L1">
        <text:list-item>
          <text:p text:style-name="P60">отсортировать массив, используя алгоритм быстрой сортировки (см. <text:span text:style-name="T1">функции стандартной библиотеки)</text:span></text:p>
        </text:list-item>
        <text:list-item>
          <text:p text:style-name="P60">определить, присутствует ли в массиве число <text:span text:style-name="T1">0</text:span>, используя алгоритм двоичного поиска (для реализации алгоритма двоичного поиска используйте <text:span text:style-name="T1">функцию стандартной библиотеки)</text:span></text:p>
        </text:list-item>
        <text:list-item>
          <text:p text:style-name="P60">посчитать время, за которое совершен поиск числа <text:span text:style-name="T1">0</text:span>, используя при этом <text:span text:style-name="T1">функцию стандартной библиотеки</text:span></text:p>
        </text:list-item>
        <text:list-item>
          <text:p text:style-name="P60">вывести строку "exists", если ноль в массиве есть и "doesn't exist" в противном случае</text:p>
        </text:list-item>
        <text:list-item>
          <text:p text:style-name="P60">вывести время, за которое был совершен двоичный поиск</text:p>
        </text:list-item>
        <text:list-item>
          <text:p text:style-name="P60">определить, присутствует ли в массиве число <text:span text:style-name="T1">0</text:span>, используя перебор всех чисел массива</text:p>
        </text:list-item>
        <text:list-item>
          <text:p text:style-name="P60">посчитать время, за которое совершен поиск числа <text:span text:style-name="T1">0 </text:span>перебором, используя при этом <text:span text:style-name="T1">функцию стандартной библиотеки</text:span></text:p>
        </text:list-item>
        <text:list-item>
          <text:p text:style-name="P60">вывести строку "exists", если <text:span text:style-name="T1">0 </text:span>в массиве есть и "doesn't exist" в противном случае</text:p>
        </text:list-item>
        <text:list-item>
          <text:p text:style-name="P60">вывести время, за которое была совершен поиск перебором.</text:p>
        </text:list-item>
      </text:list>
      <text:h text:style-name="Heading_20_1" text:outline-level="1"><text:bookmark-start text:name="__RefHeading___Toc1711_692322312"/><text:bookmark-start text:name="_Toc495122337"/><text:span text:style-name="Source_20_Text"><text:span text:style-name="T5">Ход</text:span></text:span><text:span text:style-name="Source_20_Text"><text:span text:style-name="T7"> </text:span></text:span><text:span text:style-name="Source_20_Text"><text:span text:style-name="T5">работы</text:span></text:span><text:bookmark-end text:name="__RefHeading___Toc1711_692322312"/><text:bookmark-end text:name="_Toc495122337"/></text:h>
      <text:h text:style-name="Heading_20_1" text:outline-level="1"><text:bookmark-start text:name="__RefHeading___Toc1715_692322312"/><text:span text:style-name="T14"><text:s/>· </text:span><text:span text:style-name="T8">Директивы препроцессор</text:span><text:span text:style-name="T9">а</text:span><text:bookmark-end text:name="__RefHeading___Toc1715_692322312"/></text:h>
      <text:p text:style-name="P15"><draw:line text:anchor-type="paragraph" draw:z-index="0" draw:name="Фигура1" draw:style-name="gr1" draw:text-style-name="P65" svg:x1="-2.328cm" svg:y1="0.407cm" svg:x2="19.475cm" svg:y2="0.245cm"><text:p/></draw:line></text:p>
      <text:p text:style-name="P7"><text:span text:style-name="T39">#include </text:span><text:span text:style-name="T41">&lt;</text:span><text:span text:style-name="T44">stdio.h</text:span><text:span text:style-name="T41">&gt;</text:span></text:p>
      <text:p text:style-name="P35"><text:span text:style-name="T38">#include </text:span><text:span text:style-name="T40">&lt;</text:span><text:span text:style-name="T43">stdlib.h</text:span><text:span text:style-name="T40">&gt;</text:span></text:p>
      <text:p text:style-name="P37"><text:span text:style-name="T38">#include </text:span><text:span text:style-name="T40">&lt;</text:span><text:span text:style-name="T42">time.</text:span><text:span text:style-name="T43">h</text:span><text:span text:style-name="T40">&gt;</text:span></text:p>
      <text:p text:style-name="P44">#define SIZE</text:p>
      <text:p text:style-name="P43"/>
      <text:p text:style-name="P10"><draw:line text:anchor-type="paragraph" draw:z-index="1" draw:name="Фигура2" draw:style-name="gr2" draw:text-style-name="P65" svg:x1="-2.466cm" svg:y1="-0.009cm" svg:x2="19.004cm" svg:y2="-0.009cm"><text:p/></draw:line></text:p>
      <text:p text:style-name="P16"><text:span text:style-name="T21">Подключаются соответствующие библиотеки для использования функций: </text:span><text:span text:style-name="T23">работы со </text:span><text:span text:style-name="T24">временем</text:span><text:span text:style-name="T23">, динамической памятью и стандартным вводом-выводом. </text:span><text:span text:style-name="T24">Определяется макрос SIZE — размер входного массива.</text:span></text:p>
      <text:h text:style-name="Heading_20_1" text:outline-level="1"><text:bookmark-start text:name="__RefHeading___Toc1717_692322312"/><text:soft-page-break/><text:span text:style-name="T2"><text:s/></text:span><text:span text:style-name="T3">· </text:span><text:span text:style-name="T11">Компаратор</text:span><text:bookmark-end text:name="__RefHeading___Toc1717_692322312"/></text:h>
      <text:p text:style-name="P12"><draw:line text:anchor-type="paragraph" draw:z-index="2" draw:name="Фигура2" draw:style-name="gr3" draw:text-style-name="P65" svg:x1="-2.242cm" svg:y1="0.208cm" svg:x2="19.475cm" svg:y2="0.208cm"><text:p/></draw:line></text:p>
      <text:p text:style-name="P39"><text:span text:style-name="T49">int</text:span><text:span text:style-name="T18"> compare</text:span><text:span text:style-name="T52">(</text:span><text:span text:style-name="T49">const</text:span><text:span text:style-name="T18"> </text:span><text:span text:style-name="T49">void</text:span><text:span text:style-name="T52">*</text:span><text:span text:style-name="T18"> l</text:span><text:span text:style-name="T52">, </text:span><text:span text:style-name="T47">const</text:span><text:span text:style-name="T37"> </text:span><text:span text:style-name="T47">void</text:span><text:span text:style-name="T51">*</text:span><text:span text:style-name="T37"> r</text:span><text:span text:style-name="T51">)</text:span><text:span text:style-name="T37"> </text:span><text:span text:style-name="T54">{</text:span></text:p>
      <text:p text:style-name="P38"><text:s text:c="4"/><text:span text:style-name="T47">return</text:span><text:span text:style-name="T37"> </text:span><text:span text:style-name="T51">(*(</text:span><text:span text:style-name="T47">int</text:span><text:span text:style-name="T51">*)</text:span><text:span text:style-name="T37">l </text:span><text:span text:style-name="T51">-</text:span><text:span text:style-name="T37"> </text:span><text:span text:style-name="T51">*(</text:span><text:span text:style-name="T47">int</text:span><text:span text:style-name="T51">*)</text:span><text:span text:style-name="T37">r</text:span><text:span text:style-name="T51">)</text:span><text:span text:style-name="T54">;</text:span></text:p>
      <text:p text:style-name="P58">}</text:p>
      <text:p text:style-name="P54"><draw:line text:anchor-type="paragraph" draw:z-index="3" draw:name="Фигура2" draw:style-name="gr4" draw:text-style-name="P65" svg:x1="-2.29cm" svg:y1="-0.058cm" svg:x2="19.095cm" svg:y2="-0.058cm"><text:p/></draw:line><text:span text:style-name="T20">l</text:span><text:span text:style-name="T19"> –</text:span><text:span text:style-name="T15"> </text:span><text:span text:style-name="T17">левый операнд</text:span><text:span text:style-name="T16">.</text:span></text:p>
      <text:p text:style-name="P55"><text:span text:style-name="T27">r</text:span><text:span text:style-name="T28"> – </text:span><text:span text:style-name="T27">правый операнд</text:span><text:span text:style-name="T28">.<text:line-break/> <text:tab/></text:span><text:span text:style-name="T27">Так как данный компартор будет прнимать числа, то его реализация была упрощена. Функция возвращает разность между двумя значениями, в соответсвиие с тем, как работают компароторы в язые С.</text:span></text:p>
      <text:h text:style-name="P52" text:outline-level="1"><text:bookmark-start text:name="__RefHeading___Toc1719_692322312"/><text:span text:style-name="T3">· </text:span><text:span text:style-name="T25">Запись входных данных</text:span><text:bookmark-end text:name="__RefHeading___Toc1719_692322312"/></text:h>
      <text:p text:style-name="P14"><draw:line text:anchor-type="paragraph" draw:z-index="4" draw:name="Фигура2" draw:style-name="gr5" draw:text-style-name="P65" svg:x1="-1.466cm" svg:y1="0.351cm" svg:x2="19.493cm" svg:y2="0.351cm"><text:p/></draw:line></text:p>
      <text:p text:style-name="P42"><text:span text:style-name="T46">int</text:span> arr<text:span text:style-name="T50">[</text:span><text:span text:style-name="T55">SIZE</text:span><text:span text:style-name="T50">]</text:span><text:span text:style-name="T53">;</text:span></text:p>
      <text:p text:style-name="P38"><text:s text:c="4"/><text:span text:style-name="T47">for</text:span><text:span text:style-name="T37"> </text:span><text:span text:style-name="T51">(</text:span><text:span text:style-name="T47">int</text:span><text:span text:style-name="T37"> i </text:span><text:span text:style-name="T51">=</text:span><text:span text:style-name="T37"> </text:span><text:span text:style-name="T57">0</text:span><text:span text:style-name="T54">;</text:span><text:span text:style-name="T37"> i </text:span><text:span text:style-name="T51">!=</text:span><text:span text:style-name="T37"> </text:span><text:span text:style-name="T56">SIZE</text:span><text:span text:style-name="T37"> </text:span><text:span text:style-name="T51">-</text:span><text:span text:style-name="T37"> </text:span><text:span text:style-name="T57">1</text:span><text:span text:style-name="T54">;</text:span><text:span text:style-name="T37"> </text:span><text:span text:style-name="T51">++</text:span><text:span text:style-name="T37">i</text:span><text:span text:style-name="T51">)</text:span><text:span text:style-name="T37"> </text:span><text:span text:style-name="T54">{</text:span></text:p>
      <text:p text:style-name="P38"><text:s text:c="8"/><text:span text:style-name="T56">scanf</text:span><text:span text:style-name="T51">(</text:span><text:span text:style-name="T48">"</text:span><text:span text:style-name="T58">%d</text:span><text:span text:style-name="T59"> </text:span><text:span text:style-name="T48">"</text:span><text:span text:style-name="T51">,</text:span><text:span text:style-name="T37"> </text:span><text:span text:style-name="T51">&amp;</text:span><text:span text:style-name="T37"> arr</text:span><text:span text:style-name="T51">[</text:span><text:span text:style-name="T37">i</text:span><text:span text:style-name="T51">])</text:span><text:span text:style-name="T54">;</text:span></text:p>
      <text:p text:style-name="P59"><text:s text:c="4"/><text:span text:style-name="T54">}</text:span><text:span text:style-name="T37"> </text:span><text:span text:style-name="T56">scanf</text:span><text:span text:style-name="T51">(</text:span><text:span text:style-name="T48">"</text:span><text:span text:style-name="T58">%d</text:span><text:span text:style-name="T48">"</text:span><text:span text:style-name="T51">,</text:span><text:span text:style-name="T37"> </text:span><text:span text:style-name="T51">&amp;</text:span><text:span text:style-name="T37"> arr</text:span><text:span text:style-name="T51">[</text:span><text:span text:style-name="T56">SIZE</text:span><text:span text:style-name="T37"> </text:span><text:span text:style-name="T51">-</text:span><text:span text:style-name="T37"> </text:span><text:span text:style-name="T57">1</text:span><text:span text:style-name="T51">])</text:span><text:span text:style-name="T54">;</text:span></text:p>
      <text:p text:style-name="P8"><draw:line text:anchor-type="paragraph" draw:z-index="5" draw:name="Фигура2" draw:style-name="gr2" draw:text-style-name="P65" svg:x1="-2.577cm" svg:y1="-0.002cm" svg:x2="19.475cm" svg:y2="-0.002cm"><text:p/></draw:line></text:p>
      <text:p text:style-name="P13">Объявляется статический массив размера SIZE, элементы которого последовательно заполняются через scanf. Последняя строка требуется, потому что последнее число во входных данных не подходит под форматную строку в цикле (после последнего элемента нет пробела).</text:p>
      <text:h text:style-name="P52" text:outline-level="1"><text:bookmark-start text:name="__RefHeading___Toc1721_692322312"/><text:span text:style-name="T14">· </text:span><text:span text:style-name="T26">Бинарный поиск</text:span><text:bookmark-end text:name="__RefHeading___Toc1721_692322312"/></text:h>
      <text:p text:style-name="P15"><draw:line text:anchor-type="paragraph" draw:z-index="6" draw:name="Фигура2" draw:style-name="gr3" draw:text-style-name="P65" svg:x1="-2.175cm" svg:y1="0.305cm" svg:x2="19.912cm" svg:y2="0.305cm"><text:p/></draw:line></text:p>
      <text:p text:style-name="P40"><text:span text:style-name="T55">qsort</text:span><text:span text:style-name="T50">(</text:span>arr<text:span text:style-name="T50">,</text:span> <text:span text:style-name="T55">SIZE</text:span><text:span text:style-name="T50">,</text:span> <text:span text:style-name="T46">sizeof</text:span><text:span text:style-name="T50">(</text:span><text:span text:style-name="T46">int</text:span><text:span text:style-name="T50">),</text:span> compare<text:span text:style-name="T50">)</text:span><text:span text:style-name="T53">;</text:span></text:p>
      <text:p text:style-name="P46"/>
      <text:p text:style-name="P38"><text:span text:style-name="T56">clock_t</text:span><text:span text:style-name="T37"> t </text:span><text:span text:style-name="T51">=</text:span><text:span text:style-name="T37"> </text:span><text:span text:style-name="T56">clock</text:span><text:span text:style-name="T51">()</text:span><text:span text:style-name="T54">;</text:span></text:p>
      <text:p text:style-name="P46"/>
      <text:p text:style-name="P38"><text:span text:style-name="T47">int</text:span><text:span text:style-name="T37"> key </text:span><text:span text:style-name="T51">=</text:span><text:span text:style-name="T37"> </text:span><text:span text:style-name="T57">0</text:span><text:span text:style-name="T54">;</text:span></text:p>
      <text:p text:style-name="P38"><text:span text:style-name="T47">if</text:span><text:span text:style-name="T37"> </text:span><text:span text:style-name="T51">(</text:span><text:span text:style-name="T56">bsearch</text:span><text:span text:style-name="T51">(&amp;</text:span><text:span text:style-name="T37">key</text:span><text:span text:style-name="T51">,</text:span><text:span text:style-name="T37"> arr</text:span><text:span text:style-name="T51">,</text:span><text:span text:style-name="T37"> </text:span><text:span text:style-name="T56">SIZE</text:span><text:span text:style-name="T51">,</text:span><text:span text:style-name="T37"> </text:span><text:span text:style-name="T47">sizeof</text:span><text:span text:style-name="T51">(</text:span><text:span text:style-name="T47">int</text:span><text:span text:style-name="T51">),</text:span><text:span text:style-name="T37"> compare</text:span><text:span text:style-name="T51">))</text:span><text:span text:style-name="T37"> </text:span><text:span text:style-name="T54">{</text:span></text:p>
      <text:p text:style-name="P38"><text:s text:c="4"/><text:span text:style-name="T56">printf</text:span><text:span text:style-name="T51">(</text:span><text:span text:style-name="T48">"</text:span><text:span text:style-name="T59">exists</text:span><text:span text:style-name="T60">\n</text:span><text:span text:style-name="T48">"</text:span><text:span text:style-name="T51">)</text:span><text:span text:style-name="T54">;</text:span></text:p>
      <text:p text:style-name="P38"><text:span text:style-name="T54">}</text:span><text:span text:style-name="T37"> </text:span><text:span text:style-name="T47">else</text:span><text:span text:style-name="T37"> </text:span><text:span text:style-name="T54">{</text:span></text:p>
      <text:p text:style-name="P38"><text:s text:c="4"/><text:span text:style-name="T56">printf</text:span><text:span text:style-name="T51">(</text:span><text:span text:style-name="T48">"</text:span><text:span text:style-name="T59">doesn't exist</text:span><text:span text:style-name="T60">\n</text:span><text:span text:style-name="T48">"</text:span><text:span text:style-name="T51">)</text:span><text:span text:style-name="T54">;</text:span></text:p>
      <text:p text:style-name="P45">}</text:p>
      <text:p text:style-name="P46"/>
      <text:p text:style-name="P38"><text:span text:style-name="T37">t </text:span><text:span text:style-name="T51">=</text:span><text:span text:style-name="T37"> </text:span><text:span text:style-name="T56">clock</text:span><text:span text:style-name="T51">()</text:span><text:span text:style-name="T37"> </text:span><text:span text:style-name="T51">-</text:span><text:span text:style-name="T37"> t</text:span><text:span text:style-name="T54">;</text:span></text:p>
      <text:p text:style-name="P57"><text:span text:style-name="T30">printf</text:span><text:span text:style-name="T31">(</text:span><text:span text:style-name="T32">"</text:span><text:span text:style-name="T34">%f</text:span><text:span text:style-name="T35">\n</text:span><text:span text:style-name="T32">"</text:span><text:span text:style-name="T31">,</text:span><text:span text:style-name="T29"> </text:span><text:span text:style-name="T31">(</text:span><text:span text:style-name="T33">float</text:span><text:span text:style-name="T31">)</text:span><text:span text:style-name="T29">t </text:span><text:span text:style-name="T31">/</text:span><text:span text:style-name="T29"> CLOCKS_PER_SEC</text:span><text:span text:style-name="T31">)</text:span><text:span text:style-name="T36">;</text:span></text:p>
      <text:p text:style-name="P11"><draw:line text:anchor-type="paragraph" draw:z-index="7" draw:name="Фигура2" draw:style-name="gr6" draw:text-style-name="P65" svg:x1="-1.492cm" svg:y1="-0.249cm" svg:x2="19.467cm" svg:y2="-0.249cm"><text:p/></draw:line><text:tab/>Так как бинарный поиск работает на отсортированном массиве, массив сортируется. Далее идет инициализиация пременно t типа clock_t (в дальнейшем с ее помощью будет определено время, за которое был выполнен поиск).</text:p>
      <text:p text:style-name="P11"><text:soft-page-break/><text:tab/>Осуществляем бинарный поиск с помощью соответствующей функции стандартной библиотеки (ищется key: 0). В случае успешного или неуспешного поиска выводятся соответствующие сообщения. </text:p>
      <text:p text:style-name="P11"><text:tab/>Далее с помощью функции clock определяем количество тактов, с начала программы и до конца бинарного поиска. С помощью константы CLOCKS_PER_SEC вычисляем время в секундах, прошешее с начала запуска бинарного поиска.</text:p>
      <text:h text:style-name="P50" text:outline-level="1"><text:bookmark-start text:name="__RefHeading___Toc1723_692322312"/><text:s/><text:span text:style-name="T14">·</text:span><text:span text:style-name="T13"> </text:span><text:span text:style-name="T10">Линейный поиск</text:span><text:bookmark-end text:name="__RefHeading___Toc1723_692322312"/></text:h>
      <text:p text:style-name="P15"><draw:line text:anchor-type="paragraph" draw:z-index="8" draw:name="Фигура2" draw:style-name="gr2" draw:text-style-name="P65" svg:x1="-2.034cm" svg:y1="0.303cm" svg:x2="19.701cm" svg:y2="0.409cm"><text:p/></draw:line></text:p>
      <text:p text:style-name="P41">t <text:span text:style-name="T50">=</text:span> <text:span text:style-name="T55">clock</text:span><text:span text:style-name="T50">()</text:span><text:span text:style-name="T53">;</text:span></text:p>
      <text:p text:style-name="P46"/>
      <text:p text:style-name="P38"><text:span text:style-name="T47">int</text:span><text:span text:style-name="T37"> i</text:span><text:span text:style-name="T54">;</text:span></text:p>
      <text:p text:style-name="P38"><text:span text:style-name="T47">for</text:span><text:span text:style-name="T37"> </text:span><text:span text:style-name="T51">(</text:span><text:span text:style-name="T37">i </text:span><text:span text:style-name="T51">=</text:span><text:span text:style-name="T37"> </text:span><text:span text:style-name="T57">0</text:span><text:span text:style-name="T54">;</text:span><text:span text:style-name="T37"> i </text:span><text:span text:style-name="T51">!=</text:span><text:span text:style-name="T37"> </text:span><text:span text:style-name="T56">SIZE</text:span><text:span text:style-name="T54">;</text:span><text:span text:style-name="T37"> </text:span><text:span text:style-name="T51">++</text:span><text:span text:style-name="T37">i</text:span><text:span text:style-name="T51">)</text:span><text:span text:style-name="T37"> </text:span><text:span text:style-name="T54">{</text:span></text:p>
      <text:p text:style-name="P38"><text:s text:c="4"/><text:span text:style-name="T47">if</text:span><text:span text:style-name="T37"> </text:span><text:span text:style-name="T51">(</text:span><text:span text:style-name="T37">arr</text:span><text:span text:style-name="T51">[</text:span><text:span text:style-name="T37">i</text:span><text:span text:style-name="T51">]</text:span><text:span text:style-name="T37"> </text:span><text:span text:style-name="T51">==</text:span><text:span text:style-name="T37"> </text:span><text:span text:style-name="T57">0</text:span><text:span text:style-name="T51">)</text:span><text:span text:style-name="T37"> </text:span><text:span text:style-name="T54">{</text:span></text:p>
      <text:p text:style-name="P38"><text:s text:c="8"/><text:span text:style-name="T56">printf</text:span><text:span text:style-name="T51">(</text:span><text:span text:style-name="T48">"</text:span><text:span text:style-name="T59">exists</text:span><text:span text:style-name="T60">\n</text:span><text:span text:style-name="T48">"</text:span><text:span text:style-name="T51">)</text:span><text:span text:style-name="T54">;</text:span></text:p>
      <text:p text:style-name="P38"><text:s text:c="8"/><text:span text:style-name="T47">break</text:span><text:span text:style-name="T54">;</text:span></text:p>
      <text:p text:style-name="P38"><text:s text:c="4"/><text:span text:style-name="T54">}</text:span></text:p>
      <text:p text:style-name="P45">}</text:p>
      <text:p text:style-name="P46"/>
      <text:p text:style-name="P38"><text:span text:style-name="T47">if</text:span><text:span text:style-name="T37"> </text:span><text:span text:style-name="T51">(</text:span><text:span text:style-name="T37">i </text:span><text:span text:style-name="T51">==</text:span><text:span text:style-name="T37"> </text:span><text:span text:style-name="T56">SIZE</text:span><text:span text:style-name="T51">)</text:span><text:span text:style-name="T37"> </text:span><text:span text:style-name="T54">{</text:span></text:p>
      <text:p text:style-name="P38"><text:s text:c="4"/><text:span text:style-name="T56">printf</text:span><text:span text:style-name="T51">(</text:span><text:span text:style-name="T48">"</text:span><text:span text:style-name="T59">doesn't exist</text:span><text:span text:style-name="T60">\n</text:span><text:span text:style-name="T48">"</text:span><text:span text:style-name="T51">)</text:span><text:span text:style-name="T54">;</text:span></text:p>
      <text:p text:style-name="P45">}</text:p>
      <text:p text:style-name="P46"/>
      <text:p text:style-name="P38"><text:span text:style-name="T37">t </text:span><text:span text:style-name="T51">=</text:span><text:span text:style-name="T37"> </text:span><text:span text:style-name="T56">clock</text:span><text:span text:style-name="T51">()</text:span><text:span text:style-name="T37"> </text:span><text:span text:style-name="T51">-</text:span><text:span text:style-name="T37"> t</text:span><text:span text:style-name="T54">;</text:span></text:p>
      <text:p text:style-name="P59"><text:span text:style-name="T56">printf</text:span><text:span text:style-name="T51">(</text:span><text:span text:style-name="T48">"</text:span><text:span text:style-name="T58">%f</text:span><text:span text:style-name="T60">\n</text:span><text:span text:style-name="T48">"</text:span><text:span text:style-name="T51">,</text:span><text:span text:style-name="T37"> </text:span><text:span text:style-name="T51">(</text:span><text:span text:style-name="T47">float</text:span><text:span text:style-name="T51">)</text:span><text:span text:style-name="T37">t </text:span><text:span text:style-name="T51">/</text:span><text:span text:style-name="T37"> CLOCKS_PER_SEC</text:span><text:span text:style-name="T51">)</text:span><text:span text:style-name="T54">;</text:span></text:p>
      <text:p text:style-name="P9"><draw:line text:anchor-type="paragraph" draw:z-index="9" draw:name="Фигура2" draw:style-name="gr4" draw:text-style-name="P65" svg:x1="-4.724cm" svg:y1="0.039cm" svg:x2="17.875cm" svg:y2="0.039cm"><text:p/></draw:line></text:p>
      <text:p text:style-name="P19">Время работы вычисляется аналогично предыдущему пункту.</text:p>
      <text:p text:style-name="P19">Объявляется переменная i типа int — счетчик в цикле. Переменная нужна для того, что в случае, если элемент не был найден это можно было бы определить по тому, что счетчик должен находится за индексом последнего элемента. </text:p>
      <text:h text:style-name="P53" text:outline-level="1"><text:bookmark-start text:name="__RefHeading___Toc1731_692322312"/><text:bookmark-start text:name="_Toc495122338"/>Вывод<text:bookmark-end text:name="__RefHeading___Toc1731_692322312"/><text:bookmark-end text:name="_Toc495122338"/></text:h>
      <text:p text:style-name="P17">Была написана программа показывающая разность между временем выполнения линейного и бинарного поиска. При написании для сортировки, бинарного поиска и нахождения времени <text:span text:style-name="T61">были использованы только функции стандартной библиотеки. При компиляции и выполнении программы не возникает ошибок и предупреждений.</text:span></text:p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style:font-name="Liberation Serif" fo:font-family="'Liberation Serif'" style:font-family-generic="roman" style:font-pitch="variable" fo:font-size="12pt" fo:language="ru" fo:country="RU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loext:contextual-spacing="false" fo:keep-with-next="always"/>
      <style:text-properties style:font-name="Calibri Light" fo:font-family="'Calibri Light'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Mangal" style:font-family-complex="Mangal" style:font-family-generic-complex="system" style:font-pitch-complex="variable" style:font-size-complex="14.5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left="0.018cm" fo:margin-right="0.042cm" fo:margin-top="0.423cm" fo:margin-bottom="0.607cm" loext:contextual-spacing="false" fo:text-align="center" style:justify-single-word="false" fo:keep-together="always" fo:orphans="2" fo:widows="2" fo:hyphenation-ladder-count="no-limit" fo:text-indent="-0.018cm" style:auto-text-indent="false" fo:keep-with-next="always" style:writing-mode="lr-tb"/>
      <style:text-properties fo:color="#000000" fo:font-size="12pt" fo:language="ru" fo:country="RU" fo:font-weight="bold" style:letter-kerning="true" style:font-size-asian="12pt" style:language-asian="zh" style:country-asian="CN" style:font-weight-asian="bold" style:font-size-complex="12pt" style:language-complex="hi" style:country-complex="IN" fo:hyphenate="false" fo:hyphenation-remain-char-count="2" fo:hyphenation-push-char-count="2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LO-Normal" style:family="paragraph" style:default-outline-level="">
      <style:paragraph-properties fo:margin-left="0.018cm" fo:margin-right="0.042cm" fo:margin-top="0cm" fo:margin-bottom="0.252cm" loext:contextual-spacing="false" fo:line-height="117%" fo:text-align="start" style:justify-single-word="false" fo:orphans="2" fo:widows="2" fo:hyphenation-ladder-count="no-limit" fo:text-indent="-0.018cm" style:auto-text-indent="false" style:writing-mode="lr-tb"/>
      <style:text-properties fo:color="#000000" fo:font-size="14pt" fo:language="ru" fo:country="RU" style:letter-kerning="true" style:font-size-asian="14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Preformatted_20_Text" style:display-name="Preformatted Text" style:family="paragraph" style:parent-style-name="Standard" style:default-outline-level="" style:class="html">
      <style:text-properties style:font-name="Liberation Mono" fo:font-family="'Liberation Mono'" style:font-family-generic="roman" style:font-pitch="variable" fo:font-size="10pt" style:font-name-asian="Courier New" style:font-family-asian="'Courier New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423cm" fo:margin-bottom="0cm" loext:contextual-spacing="false" fo:line-height="108%" fo:keep-together="always" fo:hyphenation-ladder-count="no-limit"/>
      <style:text-properties fo:color="#2e74b5" fo:language="en" fo:country="US" fo:font-weight="normal" style:letter-kerning="false" style:language-asian="en" style:country-asian="US" style:font-weight-asian="normal" style:font-name-complex="Times New Roman1" style:font-family-complex="'Times New Roman'" style:font-family-generic-complex="system" style:font-pitch-complex="variable" style:font-size-complex="16pt" style:language-complex="ar" style:country-complex="SA" style:font-weight-complex="normal" fo:hyphenate="true" fo:hyphenation-remain-char-count="2" fo:hyphenation-push-char-count="2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text-properties style:font-name-complex="Mangal" style:font-family-complex="Mangal" style:font-family-generic-complex="system" style:font-pitch-complex="variable" style:font-size-complex="10.5pt"/>
    </style:style>
    <style:style style:name="Contents_20_Heading" style:display-name="Contents Heading" style:family="paragraph" style:parent-style-name="Heading" style:class="index"/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Courier New" style:font-family-asian="'Courier New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Heading_20_1_20_Char" style:display-name="Heading 1 Char" style:family="text">
      <style:text-properties style:font-name="Calibri Light" fo:font-family="'Calibri Light'" style:font-family-generic="roman" style:font-pitch="variable" fo:font-size="16pt" fo:language="ru" fo:country="RU" fo:font-weight="bold" style:letter-kerning="true" style:font-name-asian="Times New Roman1" style:font-family-asian="'Times New Roman'" style:font-family-generic-asian="system" style:font-pitch-asian="variable" style:font-size-asian="16pt" style:language-asian="zh" style:country-asian="CN" style:font-weight-asian="bold" style:font-name-complex="Mangal" style:font-family-complex="Mangal" style:font-family-generic-complex="system" style:font-pitch-complex="variable" style:font-size-complex="14.5pt" style:language-complex="hi" style:country-complex="IN" style:font-weight-complex="bold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LO-Normal">
      <style:paragraph-properties fo:margin-left="0cm" fo:margin-right="0cm" fo:margin-top="0cm" fo:margin-bottom="0.282cm" loext:contextual-spacing="false" fo:line-height="106%" fo:text-indent="0cm" style:auto-text-indent="false"/>
    </style:style>
    <style:style style:name="MP2" style:family="paragraph" style:parent-style-name="LO-Normal" style:master-page-name="">
      <loext:graphic-properties draw:fill="none"/>
      <style:paragraph-properties fo:margin-left="0cm" fo:margin-right="0cm" fo:margin-top="0cm" fo:margin-bottom="0cm" loext:contextual-spacing="false" fo:line-height="106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fo:font-size="12pt" style:font-name-asian="Calibri" style:font-size-asian="12pt" style:font-name-complex="Calibri" fo:hyphenate="false" fo:hyphenation-remain-char-count="2" fo:hyphenation-push-char-count="2"/>
    </style:style>
    <style:page-layout style:name="Mpm1">
      <style:page-layout-properties fo:page-width="21.001cm" fo:page-height="29.7cm" style:num-format="1" style:print-orientation="portrait" fo:margin-top="1.27cm" fo:margin-bottom="1.27cm" fo:margin-left="1.083cm" fo:margin-right="1.145cm" fo:background-color="#ffffff" style:writing-mode="lr-tb" style:layout-grid-color="#c0c0c0" style:layout-grid-lines="46" style:layout-grid-base-height="0.369cm" style:layout-grid-ruby-height="0.182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423cm" fo:margin-left="0cm" fo:margin-right="0cm" fo:margin-top="1.32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1.524cm" fo:margin-right="1.266cm" fo:background-color="#ffffff" style:writing-mode="lr-tb" style:layout-grid-color="#c0c0c0" style:layout-grid-lines="46" style:layout-grid-base-height="0.369cm" style:layout-grid-ruby-height="0.182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423cm" fo:margin-left="0cm" fo:margin-right="0cm" fo:margin-top="1.323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>
      <style:footer>
        <text:p text:style-name="Standard"/>
      </style:footer>
    </style:master-page>
    <style:master-page style:name="Converted1" style:page-layout-name="Mpm3">
      <style:footer>
        <text:p text:style-name="MP2"><text:page-number text:select-page="current">0</text:page-number></text:p>
      </style:footer>
    </style:master-page>
    <style:master-page style:name="Converted2" style:page-layout-name="Mpm4" style:next-style-name="Converted1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kovets Antay</meta:initial-creator>
    <meta:editing-cycles>25</meta:editing-cycles>
    <meta:print-date>2017-10-07T03:52:00</meta:print-date>
    <meta:creation-date>2017-10-07T03:53:00</meta:creation-date>
    <dc:date>2018-02-14T14:43:10.265664298</dc:date>
    <meta:editing-duration>PT1H33M46S</meta:editing-duration>
    <meta:generator>LibreOffice/5.1.6.2$Linux_X86_64 LibreOffice_project/10m0$Build-2</meta:generator>
    <meta:document-statistic meta:table-count="1" meta:image-count="0" meta:object-count="0" meta:page-count="5" meta:paragraph-count="95" meta:word-count="600" meta:character-count="4249" meta:non-whitespace-character-count="365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